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TCollectionConverterImpl.doUpdateCollection( Session session , Node parentNode , CollectionDescriptor collectionDescriptor , ManageableObjects object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NTCollectionConverterImpl.doInsertCollection( Session session , Node parentNode , CollectionDescriptor collectionDescriptor , ManageableObjects objec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NTCollectionConverterImpl.deleteCollectionItems( Session session , Node parentNode , String itemNode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TCollectionConverterImpl.getCollectionNodes( Session session , Node parentNode , String itemNod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TCollectionConverterImpl.doGetCollection( Session session , Node parentNode , CollectionDescriptor collectionDescriptor , Class collectionFieldCla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NTCollectionConverterImpl.doIsNull( Session session , Node parentNode , CollectionDescriptor collectionDescriptor , Class collectionFiel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TCollectionConverterImpl.NTCollectionConverterImpl( Map atomicTypeConverters , ObjectConverter objectConverter , Mapper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CollectionConverterImpl.getQuery( Session session , Node parentNode , String jcrNod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